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4.6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4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5.03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12.48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2" table:number-rows-spanned="1">
            <text:p>F генератора, МГц</text:p>
          </table:table-cell>
          <table:covered-table-cell/>
          <table:table-cell table:style-name="ce2" office:value-type="float" office:value="9.6" calcext:value-type="float">
            <office:annotation draw:style-name="gr1" draw:text-style-name="P2" svg:width="93.39mm" svg:height="6.64mm" svg:x="72.91mm" svg:y="0.8mm" draw:caption-point-x="-5.28mm" draw:caption-point-y="-0.7mm">
              <dc:creator>ПВГ</dc:creator>
              <dc:date>2019-09-29T00:00:00</dc:date>
              <text:p text:style-name="P1"><text:span text:style-name="T1">Задается при программировании МК программатором</text:span></text:p>
            </office:annotation>
            <text:p>9,6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Кдел генератора</text:p>
          </table:table-cell>
          <table:covered-table-cell/>
          <table:table-cell office:value-type="float" office:value="2" calcext:value-type="float">
            <office:annotation draw:style-name="gr2" draw:text-style-name="P2" svg:width="45.22mm" svg:height="6.91mm" svg:x="73.18mm" svg:y="3.72mm" draw:caption-point-x="-5.55mm" draw:caption-point-y="0.89mm">
              <dc:creator>ПВГ</dc:creator>
              <dc:date>2019-09-29T00:00:00</dc:date>
              <text:p text:style-name="P1"><text:span text:style-name="T1">Меняется программой МК</text:span></text:p>
            </office:annotation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F CLK/IO кГц</text:p>
          </table:table-cell>
          <table:covered-table-cell/>
          <table:table-cell table:formula="of:=[.C1]/[.C2]*1000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Кдел. предделителя</text:p>
          </table:table-cell>
          <table:covered-table-cell/>
          <table:table-cell office:value-type="float" office:value="8" calcext:value-type="float">
            <office:annotation draw:style-name="gr3" draw:text-style-name="P2" svg:width="46.59mm" svg:height="5.96mm" svg:x="70.97mm" svg:y="11.15mm" draw:caption-point-x="-3.34mm" draw:caption-point-y="2.49mm">
              <dc:creator>ПВГ</dc:creator>
              <dc:date>2019-09-29T00:00:00</dc:date>
              <text:p text:style-name="P1"><text:span text:style-name="T1">Меняется программой МК</text:span></text:p>
            </office:annotation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Режим работы</text:p>
          </table:table-cell>
          <table:covered-table-cell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CTC</text:p>
          </table:table-cell>
          <table:table-cell table:style-name="ce3" office:value-type="string" calcext:value-type="string">
            <text:p>Fast PWM</text:p>
          </table:table-cell>
          <table:table-cell table:style-name="ce4" office:value-type="string" calcext:value-type="string" table:number-columns-spanned="2" table:number-rows-spanned="1">
            <text:p>Phase Correct PWM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 предделителя кГц</text:p>
          </table:table-cell>
          <table:covered-table-cell/>
          <table:table-cell table:formula="of:=[.C3]/[.C4]" office:value-type="float" office:value="600" calcext:value-type="float">
            <text:p>600</text:p>
          </table:table-cell>
          <table:table-cell table:number-columns-repeated="2"/>
          <table:table-cell table:style-name="ce9" table:number-columns-spanned="2" table:number-rows-spanned="1"/>
          <table:covered-table-cell table:style-name="ce9"/>
        </table:table-row>
        <table:table-row table:style-name="ro1">
          <table:table-cell office:value-type="string" calcext:value-type="string" table:number-columns-spanned="2" table:number-rows-spanned="1">
            <text:p>Значение TCNT0</text:p>
          </table:table-cell>
          <table:covered-table-cell/>
          <table:table-cell office:value-type="float" office:value="0" calcext:value-type="float">
            <office:annotation draw:style-name="gr4" draw:text-style-name="P2" svg:width="46.04mm" svg:height="7.03mm" svg:x="71.53mm" svg:y="24.31mm" draw:caption-point-x="-3.9mm" draw:caption-point-y="2.88mm">
              <dc:creator>ПВГ</dc:creator>
              <dc:date>2019-09-29T00:00:00</dc:date>
              <text:p text:style-name="P1"><text:span text:style-name="T1">Меняется программой МК</text:span></text:p>
            </office:annotation>
            <text:p>0</text:p>
          </table:table-cell>
          <table:table-cell table:number-columns-repeated="2"/>
          <table:table-cell table:style-name="ce9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Кдел.TCNT0</text:p>
          </table:table-cell>
          <table:covered-table-cell/>
          <table:table-cell table:formula="of:=256-[.C7]" office:value-type="float" office:value="256" calcext:value-type="float">
            <office:annotation draw:style-name="gr5" draw:text-style-name="P2" svg:width="65.87mm" svg:height="14.48mm" svg:x="73.73mm" svg:y="16.6mm" draw:caption-point-x="-6.1mm" draw:caption-point-y="15.1mm">
              <dc:creator>ПВГ</dc:creator>
              <dc:date>2019-09-29T00:00:00</dc:date>
              <text:p text:style-name="P1"><text:span text:style-name="T1">Режим 01h — вывод меняет значение на противоположное</text:span></text:p>
              <text:p text:style-name="P1"><text:span text:style-name="T1">Значение OCA меняет только фазу</text:span></text:p>
            </office:annotation>
            <text:p>256</text:p>
          </table:table-cell>
          <table:table-cell table:number-columns-repeated="2"/>
          <table:table-cell table:style-name="ce9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 TCNT0, Гц</text:p>
          </table:table-cell>
          <table:covered-table-cell/>
          <table:table-cell table:formula="of:=1000*[.C6]/[.C8]" office:value-type="float" office:value="2343.75" calcext:value-type="float">
            <text:p>2343,75</text:p>
          </table:table-cell>
          <table:table-cell table:number-columns-repeated="2"/>
          <table:table-cell table:style-name="ce9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Значение OCR0A</text:p>
          </table:table-cell>
          <table:covered-table-cell/>
          <table:table-cell office:value-type="float" office:value="5" calcext:value-type="float">
            <office:annotation draw:style-name="gr4" draw:text-style-name="P2" svg:width="46.04mm" svg:height="7.03mm" svg:x="71.53mm" svg:y="37.86mm" draw:caption-point-x="-3.9mm" draw:caption-point-y="2.88mm">
              <dc:creator>ПВГ</dc:creator>
              <dc:date>2019-09-29T00:00:00</dc:date>
              <text:p text:style-name="P1"><text:span text:style-name="T1">Меняется программой МК</text:span></text:p>
            </office:annotation>
            <text:p>5</text:p>
          </table:table-cell>
          <table:table-cell table:number-columns-repeated="2"/>
          <table:table-cell table:style-name="ce9"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 вывода OCR0A, Гц</text:p>
          </table:table-cell>
          <table:covered-table-cell/>
          <table:table-cell table:formula="of:=[.C9]/2" office:value-type="float" office:value="1171.875" calcext:value-type="float">
            <office:annotation draw:style-name="gr5" draw:text-style-name="P2" svg:width="65.87mm" svg:height="14.48mm" svg:x="73.73mm" svg:y="30.15mm" draw:caption-point-x="-6.1mm" draw:caption-point-y="15.1mm">
              <dc:creator>ПВГ</dc:creator>
              <dc:date>2019-09-29T00:00:00</dc:date>
              <text:p text:style-name="P1"><text:span text:style-name="T1">Режим 01h — вывод меняет значение на противоположное</text:span></text:p>
              <text:p text:style-name="P1"><text:span text:style-name="T1">Значение OCA меняет только фазу</text:span></text:p>
            </office:annotation>
            <text:p>1171,875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Значение OCB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Частота OCB</text:p>
          </table:table-cell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.00.0000</text:date>, <text:time style:data-style-name="N2" text:time-value="08:46:57.4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Владимир Геннадьевич Павлов</meta:initial-creator>
    <meta:creation-date>2019-09-29T14:17:04.398000000</meta:creation-date>
    <dc:date>2019-10-16T09:22:04.124000000</dc:date>
    <dc:creator>Владимир Геннадьевич Павлов</dc:creator>
    <meta:editing-duration>PT4H38M19S</meta:editing-duration>
    <meta:editing-cycles>12</meta:editing-cycles>
    <meta:generator>LibreOffice/6.3.1.2$Windows_X86_64 LibreOffice_project/b79626edf0065ac373bd1df5c28bd630b4424273</meta:generator>
    <meta:document-statistic meta:table-count="1" meta:cell-count="27" meta:object-count="0"/>
  </office:meta>
</office:document-meta>
</file>